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230A0000159B51E0A68BA0DA5C74.svm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69pt"/>
    </style:style>
    <style:style style:name="co3" style:family="table-column">
      <style:table-column-properties fo:break-before="auto" style:column-width="196.75pt"/>
    </style:style>
    <style:style style:name="co4" style:family="table-column">
      <style:table-column-properties fo:break-before="auto" style:column-width="130.59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42.66pt"/>
    </style:style>
    <style:style style:name="co7" style:family="table-column">
      <style:table-column-properties fo:break-before="auto" style:column-width="167.16pt"/>
    </style:style>
    <style:style style:name="co8" style:family="table-column">
      <style:table-column-properties fo:break-before="auto" style:column-width="66.16pt"/>
    </style:style>
    <style:style style:name="co9" style:family="table-column">
      <style:table-column-properties fo:break-before="auto" style:column-width="115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pt" fo:break-before="auto" style:use-optimal-row-height="false"/>
    </style:style>
    <style:style style:name="ro3" style:family="table-row">
      <style:table-row-properties style:row-height="25.71pt" fo:break-before="auto" style:use-optimal-row-height="true"/>
    </style:style>
    <style:style style:name="ro4" style:family="table-row">
      <style:table-row-properties style:row-height="24.86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GrayBackground">
      <style:map style:condition="is-true-formula(ISEVEN(ROW()))" style:apply-style-name="GrayBackground" style:base-cell-address="Nets.A1"/>
      <style:map style:condition="is-true-formula(ISODD(ROW()))" style:apply-style-name="NoBackground" style:base-cell-address="Nets.A1"/>
    </style:style>
    <style:style style:name="ce7" style:family="table-cell" style:parent-style-name="GrayBackground">
      <style:map style:condition="is-true-formula(ISEVEN(ROW()))" style:apply-style-name="GrayBackground" style:base-cell-address="Nets.B17"/>
      <style:map style:condition="is-true-formula(ISODD(ROW()))" style:apply-style-name="NoBackground" style:base-cell-address="Nets.B17"/>
    </style:style>
    <style:style style:name="ce8" style:family="table-cell" style:parent-style-name="GrayBackground">
      <style:map style:condition="is-true-formula(ISEVEN(ROW()))" style:apply-style-name="GrayBackground" style:base-cell-address="Nets.B18"/>
      <style:map style:condition="is-true-formula(ISODD(ROW()))" style:apply-style-name="NoBackground" style:base-cell-address="Nets.B18"/>
    </style:style>
    <style:style style:name="ce9" style:family="table-cell" style:parent-style-name="GrayBackground">
      <style:map style:condition="is-true-formula(ISEVEN(ROW()))" style:apply-style-name="GrayBackground" style:base-cell-address="Nets.B19"/>
      <style:map style:condition="is-true-formula(ISODD(ROW()))" style:apply-style-name="NoBackground" style:base-cell-address="Nets.B19"/>
    </style:style>
    <style:style style:name="ce10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9pt" style:font-size-asian="9pt" style:font-size-complex="9pt"/>
    </style:style>
    <style:style style:name="T2" style:family="text">
      <style:text-properties fo:color="#000000" fo:font-size="6pt" style:font-size-asian="6pt" style:font-size-complex="6pt"/>
    </style:style>
    <style:style style:name="T3" style:family="text">
      <style:text-properties fo:color="#000000" fo:font-size="9pt" style:text-underline-style="none" style:text-underline-color="font-color" style:text-line-through-type="none" style:font-size-asian="9pt" style:font-size-complex="9pt"/>
    </style:style>
  </office:automatic-styles>
  <office:body>
    <office:spreadsheet>
      <table:table table:name="IO voltages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TC35877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Group </text:p>
          </table:table-cell>
          <table:table-cell office:value-type="string" calcext:value-type="string">
            <text:p>Pin Name </text:p>
          </table:table-cell>
          <table:table-cell office:value-type="string" calcext:value-type="string">
            <text:p>I/O </text:p>
          </table:table-cell>
          <table:table-cell office:value-type="string" calcext:value-type="string">
            <text:p>Init (O) </text:p>
          </table:table-cell>
          <table:table-cell office:value-type="string" calcext:value-type="string">
            <text:p>Type </text:p>
          </table:table-cell>
          <table:table-cell office:value-type="string" calcext:value-type="string">
            <text:p>Function </text:p>
          </table:table-cell>
          <table:table-cell office:value-type="string" calcext:value-type="string">
            <text:p>Note 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PFIL 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L </text:p>
          </table:table-cell>
          <table:table-cell table:style-name="ce3" office:value-type="string" calcext:value-type="string">
            <text:p>Audio PLL Low Pass Filter signal </text:p>
            <text:p><text:span text:style-name="T3">Connect to AVSS through 0.1uF when not used </text:span>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POWER </text:p>
            <text:p>(11) </text:p>
          </table:table-cell>
          <table:table-cell table:style-name="ce1" office:value-type="string" calcext:value-type="string">
            <text:p>VDDC1 </text:p>
          </table:table-cell>
          <table:table-cell table:style-name="ce1" office:value-type="string" calcext:value-type="string">
            <text:p>VDD for Internal Core (always ON) (1) </text:p>
          </table:table-cell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C2 </text:p>
          </table:table-cell>
          <table:table-cell table:style-name="ce1" office:value-type="string" calcext:value-type="string">
            <text:p>VDD for Internal Core (can be powered down)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1 </text:p>
          </table:table-cell>
          <table:table-cell table:style-name="ce1" office:value-type="string" calcext:value-type="string">
            <text:p>VDDIO1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VDDIO2 </text:p>
          </table:table-cell>
          <table:table-cell table:style-name="ce1" office:value-type="string" calcext:value-type="string">
            <text:p>VDDIO2 IO power supply (1) </text:p>
          </table:table-cell>
          <table:table-cell/>
          <table:table-cell table:style-name="ce2" office:value-type="string" calcext:value-type="string">
            <text:p>3.3V </text:p>
          </table:table-cell>
          <table:table-cell office:value-type="string" calcext:value-type="string">
            <text:p>Or 1.8V</text:p>
          </table:table-cell>
          <table:table-cell table:number-columns-repeated="6"/>
        </table:table-row>
        <table:table-row table:style-name="ro5">
          <table:table-cell table:style-name="ce1" office:value-type="string" calcext:value-type="string">
            <text:p>VDD_MIPI </text:p>
          </table:table-cell>
          <table:table-cell table:style-name="ce2" office:value-type="string" calcext:value-type="string">
            <text:p>VDD for the MIPI DSI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VDD_PLL11 </text:p>
          </table:table-cell>
          <table:table-cell table:style-name="ce1" office:value-type="string" calcext:value-type="string">
            <text:p>VDD for PLL11 (1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12 </text:p>
          </table:table-cell>
          <table:table-cell table:style-name="ce1" office:value-type="string" calcext:value-type="string">
            <text:p>HDMI Phy 1.2V power supply (2) </text:p>
          </table:table-cell>
          <table:table-cell/>
          <table:table-cell table:style-name="ce2" office:value-type="string" calcext:value-type="string">
            <text:p>1.2V 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AVDD33 </text:p>
          </table:table-cell>
          <table:table-cell table:style-name="ce1" office:value-type="string" calcext:value-type="string">
            <text:p>HDMI Phy &amp; APLL 3.3V power supply (2) </text:p>
          </table:table-cell>
          <table:table-cell/>
          <table:table-cell table:style-name="ce2" office:value-type="string" calcext:value-type="string">
            <text:p>3.3V 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>
            <text:p>Ground </text:p>
            <text:p>(25) </text:p>
          </table:table-cell>
          <table:table-cell table:style-name="ce2" office:value-type="string" calcext:value-type="string">
            <text:p>VSS </text:p>
          </table:table-cell>
          <table:table-cell/>
          <table:table-cell table:style-name="ce2" office:value-type="string" calcext:value-type="string">
            <text:p>Ground (25) 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Misc </text:p>
          </table:table-cell>
          <table:table-cell table:style-name="ce2" office:value-type="string" calcext:value-type="string">
            <text:p>REXT(Note2) </text:p>
          </table:table-cell>
          <table:table-cell/>
          <table:table-cell table:style-name="ce2" office:value-type="string" calcext:value-type="string">
            <text:p>External Reference Resistor </text:p>
          </table:table-cell>
          <table:table-cell table:number-columns-repeated="7"/>
        </table:table-row>
        <table:table-row table:style-name="ro6">
          <table:table-cell table:style-name="ce3" office:value-type="string" calcext:value-type="string">
            <text:p><text:span text:style-name="T1">VPGM</text:span><text:span text:style-name="T2">(Note3) </text:span></text:p>
          </table:table-cell>
          <table:table-cell table:style-name="ce2" office:value-type="string" calcext:value-type="string">
            <text:p>eFuse program power supply 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table:formula="of:=1.25*(1+(1/100))" office:value-type="float" office:value="1.2625" calcext:value-type="float">
            <text:p>1.262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's signal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min</text:p>
          </table:table-cell>
          <table:table-cell office:value-type="string" calcext:value-type="string">
            <text:p>V nominal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mA nominal</text:p>
          </table:table-cell>
          <table:table-cell office:value-type="string" calcext:value-type="string">
            <text:p>mA Ma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summed for:</text:p>
          </table:table-cell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C</text:p>
          </table:table-cell>
          <table:table-cell office:value-type="string" calcext:value-type="string">
            <text:p>Digital Core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.4" calcext:value-type="float">
            <text:p>170.4</text:p>
          </table:table-cell>
          <table:table-cell office:value-type="string" calcext:value-type="string">
            <text:p>With scaler. 61.13mA @1080P 60fp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C358779</text:p>
          </table:table-cell>
          <table:table-cell office:value-type="string" calcext:value-type="string">
            <text:p>VDDIO1</text:p>
          </table:table-cell>
          <table:table-cell office:value-type="string" calcext:value-type="string">
            <text:p>IO, HDMI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IO2</text:p>
          </table:table-cell>
          <table:table-cell office:value-type="string" calcext:value-type="string">
            <text:p>Digital IO 1.8/3.3V</text:p>
          </table:table-cell>
          <table:table-cell office:value-type="float" office:value="1.65" calcext:value-type="float">
            <text:p>1.65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string" calcext:value-type="string">
            <text:p>mA @ 1.8V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VDD33</text:p>
          </table:table-cell>
          <table:table-cell office:value-type="string" calcext:value-type="string">
            <text:p>HDMIRX PHY</text:p>
          </table:table-cell>
          <table:table-cell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office:value-type="float" office:value="3.465" calcext:value-type="float">
            <text:p>3.465</text:p>
          </table:table-cell>
          <table:table-cell/>
          <table:table-cell office:value-type="float" office:value="72.8" calcext:value-type="float">
            <text:p>7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12</text:p>
          </table:table-cell>
          <table:table-cell office:value-type="string" calcext:value-type="string">
            <text:p>HDMIRX PHY</text:p>
          </table:table-cell>
          <table:table-cell office:value-type="float" office:value="1.15" calcext:value-type="float">
            <text:p>1.15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67.82" calcext:value-type="float">
            <text:p>67.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DD_MIPI</text:p>
          </table:table-cell>
          <table:table-cell office:value-type="string" calcext:value-type="string">
            <text:p>MIPI DSI PHY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VDDPLL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T5CC256M16DPDI</text:p>
          </table:table-cell>
          <table:table-cell office:value-type="string" calcext:value-type="string">
            <text:p>DDR3L_VDD</text:p>
          </table:table-cell>
          <table:table-cell office:value-type="string" calcext:value-type="string">
            <text:p>DDR3L Suppl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5" calcext:value-type="float">
            <text:p>1.35</text:p>
          </table:table-cell>
          <table:table-cell office:value-type="float" office:value="1.45" calcext:value-type="float">
            <text:p>1.45</text:p>
          </table:table-cell>
          <table:table-cell/>
          <table:table-cell office:value-type="float" office:value="880" calcext:value-type="float">
            <text:p>880</text:p>
          </table:table-cell>
          <table:table-cell/>
          <table:table-cell office:value-type="string" calcext:value-type="string">
            <text:p>Current @ 4pc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DD-1V8</text:p>
          </table:table-cell>
          <table:table-cell office:value-type="string" calcext:value-type="string">
            <text:p>VDDIO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5" calcext:value-type="float">
            <text:p>31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P</text:p>
          </table:table-cell>
          <table:table-cell office:value-type="string" calcext:value-type="string">
            <text:p>AVDD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37" calcext:value-type="float">
            <text:p>1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VSN</text:p>
          </table:table-cell>
          <table:table-cell office:value-type="string" calcext:value-type="string">
            <text:p>AVEE</text:p>
          </table:table-cell>
          <table:table-cell office:value-type="float" office:value="-5.4" calcext:value-type="float">
            <text:p>-5.4</text:p>
          </table:table-cell>
          <table:table-cell office:value-type="float" office:value="-5.5" calcext:value-type="float">
            <text:p>-5.5</text:p>
          </table:table-cell>
          <table:table-cell office:value-type="float" office:value="-5.6" calcext:value-type="float">
            <text:p>-5.6</text:p>
          </table:table-cell>
          <table:table-cell office:value-type="float" office:value="8.23" calcext:value-type="float">
            <text:p>8.2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LS050T1SX10</text:p>
          </table:table-cell>
          <table:table-cell office:value-type="string" calcext:value-type="string">
            <text:p>LED</text:p>
          </table:table-cell>
          <table:table-cell table:number-columns-repeated="5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2 channels = 6x20mA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TMEGA32u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FAN533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Backlight driver supply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MAX868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-5.5V LCD Bias Supply Suppl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2 = 150K, R3 = 680K</text:p>
          </table:table-cell>
          <table:table-cell office:value-type="string" calcext:value-type="string">
            <text:p>TPS63700</text:p>
          </table:table-cell>
        </table:table-row>
        <table:table-row table:style-name="ro6">
          <table:table-cell/>
          <table:table-cell table:style-name="ce5" office:value-type="string" calcext:value-type="string">
            <text:p>MAX1759 </text:p>
          </table:table-cell>
          <table:table-cell/>
          <table:table-cell office:value-type="string" calcext:value-type="string">
            <text:p>+5.5V LCD Bias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6">
          <table:table-cell/>
          <table:table-cell table:style-name="ce5" office:value-type="string" calcext:value-type="string">
            <text:p>MIC5353 </text:p>
          </table:table-cell>
          <table:table-cell/>
          <table:table-cell office:value-type="string" calcext:value-type="string">
            <text:p>Adj supply 1.2V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PS76918</text:p>
          </table:table-cell>
          <table:table-cell/>
          <table:table-cell office:value-type="string" calcext:value-type="string">
            <text:p>1.8V supply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ail requirements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table:number-columns-repeated="2"/>
          <table:table-cell table:formula="of:=[.I18]+SUM([.I22:.I24])" office:value-type="float" office:value="258.73" calcext:value-type="float">
            <text:p>258.7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3.3" calcext:value-type="float">
            <text:p>3.3</text:p>
          </table:table-cell>
          <table:table-cell table:number-columns-repeated="2"/>
          <table:table-cell table:formula="of:=[.I19]+[.I21]" office:value-type="float" office:value="73.6" calcext:value-type="float">
            <text:p>73.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.8" calcext:value-type="float">
            <text:p>1.8</text:p>
          </table:table-cell>
          <table:table-cell table:number-columns-repeated="2"/>
          <table:table-cell table:formula="of:=[.I20]+[.I28]" office:value-type="float" office:value="32.14" calcext:value-type="float">
            <text:p>32.14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required from 3.3 incl. generate other rails</text:p>
          </table:table-cell>
          <table:table-cell table:number-columns-repeated="6"/>
          <table:table-cell table:formula="of:=SUM([.I41:.I43])" office:value-type="float" office:value="364.47" calcext:value-type="float">
            <text:p>364.47</text:p>
          </table:table-cell>
          <table:table-cell table:number-columns-repeated="2"/>
        </table:table-row>
      </table:table>
      <table:table table:name="Nets" table:style-name="ta1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1" table:default-cell-style-name="ce6"/>
        <table:table-column table:style-name="co5" table:default-cell-style-name="ce6"/>
        <table:table-column table:style-name="co6" table:default-cell-style-name="ce6"/>
        <table:table-column table:style-name="co1" table:number-columns-repeated="1019" table:default-cell-style-name="ce6"/>
        <table:table-row table:style-name="ro1">
          <table:table-cell office:value-type="string" calcext:value-type="string">
            <text:p>DSI</text:p>
          </table:table-cell>
          <table:table-cell/>
          <table:table-cell office:value-type="string" calcext:value-type="string">
            <text:p>incl vias</text:p>
          </table:table-cell>
          <table:table-cell office:value-type="string" calcext:value-type="string">
            <text:p>trace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bot+vias</text:p>
          </table:table-cell>
          <table:table-cell office:value-type="string" calcext:value-type="string">
            <text:p>bo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0_N </text:p>
          </table:table-cell>
          <table:table-cell office:value-type="string" calcext:value-type="string">
            <text:p>Signal Layers Only </text:p>
          </table:table-cell>
          <table:table-cell office:value-type="float" office:value="1019.113" calcext:value-type="float">
            <text:p>1019.113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C2]-[.E2]" office:value-type="float" office:value="833.113" calcext:value-type="float">
            <text:p>833.113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max</text:p>
          </table:table-cell>
          <table:table-cell table:formula="of:=MAX([.C2:.C11])" office:value-type="float" office:value="1019.113" calcext:value-type="float">
            <text:p>1019.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NE0_P </text:p>
          </table:table-cell>
          <table:table-cell office:value-type="string" calcext:value-type="string">
            <text:p>Signal Layers Only </text:p>
          </table:table-cell>
          <table:table-cell office:value-type="float" office:value="988.943" calcext:value-type="float">
            <text:p>988.943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C3]-[.E3]" office:value-type="float" office:value="804.943" calcext:value-type="float">
            <text:p>804.943</text:p>
          </table:table-cell>
          <table:table-cell office:value-type="float" office:value="672" calcext:value-type="float">
            <text:p>6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1_N </text:p>
          </table:table-cell>
          <table:table-cell office:value-type="string" calcext:value-type="string">
            <text:p>Signal Layers Only </text:p>
          </table:table-cell>
          <table:table-cell office:value-type="float" office:value="686.422" calcext:value-type="float">
            <text:p>686.422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C4]-[.E4]" office:value-type="float" office:value="381.422" calcext:value-type="float">
            <text:p>381.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1_P </text:p>
          </table:table-cell>
          <table:table-cell office:value-type="string" calcext:value-type="string">
            <text:p>Signal Layers Only </text:p>
          </table:table-cell>
          <table:table-cell office:value-type="float" office:value="655.847" calcext:value-type="float">
            <text:p>655.847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C5]-[.E5]" office:value-type="float" office:value="374.847" calcext:value-type="float">
            <text:p>374.8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N </text:p>
          </table:table-cell>
          <table:table-cell office:value-type="string" calcext:value-type="string">
            <text:p>Signal Layers Only </text:p>
          </table:table-cell>
          <table:table-cell office:value-type="float" office:value="918.573" calcext:value-type="float">
            <text:p>918.573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C6]-[.E6]" office:value-type="float" office:value="619.573" calcext:value-type="float">
            <text:p>619.5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2_P </text:p>
          </table:table-cell>
          <table:table-cell office:value-type="string" calcext:value-type="string">
            <text:p>Signal Layers Only </text:p>
          </table:table-cell>
          <table:table-cell office:value-type="float" office:value="888.624" calcext:value-type="float">
            <text:p>888.624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C7]-[.E7]" office:value-type="float" office:value="596.624" calcext:value-type="float">
            <text:p>596.6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N </text:p>
          </table:table-cell>
          <table:table-cell office:value-type="string" calcext:value-type="string">
            <text:p>Signal Layers Only </text:p>
          </table:table-cell>
          <table:table-cell office:value-type="float" office:value="758.304" calcext:value-type="float">
            <text:p>758.304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C8]-[.E8]" office:value-type="float" office:value="427.304" calcext:value-type="float">
            <text:p>427.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ANE3_P </text:p>
          </table:table-cell>
          <table:table-cell office:value-type="string" calcext:value-type="string">
            <text:p>Signal Layers Only </text:p>
          </table:table-cell>
          <table:table-cell office:value-type="float" office:value="733.413" calcext:value-type="float">
            <text:p>733.413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C9]-[.E9]" office:value-type="float" office:value="427.413" calcext:value-type="float">
            <text:p>427.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N </text:p>
          </table:table-cell>
          <table:table-cell office:value-type="string" calcext:value-type="string">
            <text:p>Signal Layers Only </text:p>
          </table:table-cell>
          <table:table-cell office:value-type="float" office:value="684.583" calcext:value-type="float">
            <text:p>684.58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0]-[.E10]" office:value-type="float" office:value="405.583" calcext:value-type="float">
            <text:p>405.5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SI_CLK_P </text:p>
          </table:table-cell>
          <table:table-cell office:value-type="string" calcext:value-type="string">
            <text:p>Signal Layers Only </text:p>
          </table:table-cell>
          <table:table-cell office:value-type="float" office:value="652.553" calcext:value-type="float">
            <text:p>652.553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C11]-[.E11]" office:value-type="float" office:value="373.553" calcext:value-type="float">
            <text:p>373.553</text:p>
          </table:table-cell>
          <table:table-cell office:value-type="float" office:value="596" calcext:value-type="float">
            <text:p>59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r pair</text:p>
          </table:table-cell>
          <table:table-cell table:number-columns-repeated="2"/>
          <table:table-cell table:formula="of:=(1.75/2)+1" office:value-type="float" office:value="1.875" calcext:value-type="float">
            <text:p>1.8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k Peri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SI_CLK Freq</text:p>
          </table:table-cell>
          <table:table-cell office:value-type="float" office:value="484.07" calcext:value-type="float">
            <text:p>484.07</text:p>
          </table:table-cell>
          <table:table-cell table:style-name="Default" office:value-type="string" calcext:value-type="string">
            <text:p>MH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DDR</text:p>
          </table:table-cell>
          <table:table-cell table:style-name="ce7" table:formula="of:=[.B16]*2" office:value-type="float" office:value="968.14" calcext:value-type="float">
            <text:p>968.14</text:p>
          </table:table-cell>
          <table:table-cell office:value-type="string" calcext:value-type="string">
            <text:p>MHz</text:p>
          </table:table-cell>
          <table:table-cell table:style-name="Default"/>
          <table:table-cell/>
          <table:table-cell office:value-type="string" calcext:value-type="string">
            <text:p>500mil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 lane throughput</text:p>
          </table:table-cell>
          <table:table-cell table:style-name="ce8" table:formula="of:=[.B17]*4" office:value-type="float" office:value="3872.56" calcext:value-type="float">
            <text:p>3872.56</text:p>
          </table:table-cell>
          <table:table-cell office:value-type="string" calcext:value-type="string">
            <text:p>Gbps</text:p>
          </table:table-cell>
          <table:table-cell table:formula="of:=1080*1920*60*24" office:value-type="float" office:value="2985984000" calcext:value-type="float">
            <text:p>2985984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iinst</text:p>
          </table:table-cell>
          <table:table-cell table:style-name="ce9" table:formula="of:=1/[.B17]*1000" office:value-type="float" office:value="1.03290846365195" calcext:value-type="float">
            <text:p>1.0329084637</text:p>
          </table:table-cell>
          <table:table-cell office:value-type="string" calcext:value-type="string">
            <text:p>n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ise/fall min</text:p>
          </table:table-cell>
          <table:table-cell table:formula="of:=0.5*[.B19]*1000" office:value-type="float" office:value="516.454231825976" calcext:value-type="float">
            <text:p>516.454231826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ew budget</text:p>
          </table:table-cell>
          <table:table-cell table:formula="of:=0.2*[.B19]*1000" office:value-type="float" office:value="206.58169273039" calcext:value-type="float">
            <text:p>206.5816927304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gation time</text:p>
          </table:table-cell>
          <table:table-cell office:value-type="float" office:value="145.3" calcext:value-type="float">
            <text:p>145.3</text:p>
          </table:table-cell>
          <table:table-cell office:value-type="string" calcext:value-type="string">
            <text:p>ps/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icon budget</text:p>
          </table:table-cell>
          <table:table-cell table:formula="of:=0.4*[.B19]" office:value-type="float" office:value="0.413163385460781" calcext:value-type="float">
            <text:p>0.4131633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3598 skew</text:p>
          </table:table-cell>
          <table:table-cell table:formula="of:=0.15*[.B19]*1000" office:value-type="float" office:value="154.936269547793" calcext:value-type="float">
            <text:p>154.9362695478</text:p>
          </table:table-cell>
          <table:table-cell office:value-type="string" calcext:value-type="string">
            <text:p>p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ame pair</text:p>
          </table:table-cell>
          <table:table-cell office:value-type="string" calcext:value-type="string">
            <text:p>1/10 rise time</text:p>
          </table:table-cell>
          <table:table-cell office:value-type="string" calcext:value-type="string">
            <text:p>5mils</text:p>
          </table:table-cell>
          <table:table-cell table:number-columns-repeated="1021"/>
        </table:table-row>
        <table:table-row table:style-name="ro1">
          <table:table-cell table:style-name="Default" table:number-columns-repeated="5"/>
          <table:table-cell table:style-name="Default" office:value-type="float" office:value="246" calcext:value-type="float">
            <text:p>246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5"/>
          <table:table-cell table:number-columns-repeated="2" table:style-name="Default" office:value-type="float" office:value="296" calcext:value-type="float">
            <text:p>296</text:p>
          </table:table-cell>
          <table:table-cell table:style-name="Default" office:value-type="float" office:value="299" calcext:value-type="float">
            <text:p>299</text:p>
          </table:table-cell>
          <table:table-cell table:style-name="Default" table:number-columns-repeated="1016"/>
        </table:table-row>
        <calcext:conditional-formats>
          <calcext:conditional-format calcext:target-range-address="Nets.A1:Nets.AMJ15 Nets.A20:Nets.AMJ28 Nets.A16:Nets.B16 Nets.E16:Nets.AMJ17 Nets.A17:Nets.A19 Nets.C18:Nets.AMJ19 Nets.C17:Nets.C17">
            <calcext:condition calcext:apply-style-name="GrayBackground" calcext:value="formula-is(ISEVEN(ROW()))" calcext:base-cell-address="Nets.A1"/>
            <calcext:condition calcext:apply-style-name="NoBackground" calcext:value="formula-is(ISODD(ROW()))" calcext:base-cell-address="Nets.A1"/>
          </calcext:conditional-format>
          <calcext:conditional-format calcext:target-range-address="Nets.B17:Nets.B17">
            <calcext:condition calcext:apply-style-name="GrayBackground" calcext:value="formula-is(ISEVEN(ROW()))" calcext:base-cell-address="Nets.B17"/>
            <calcext:condition calcext:apply-style-name="NoBackground" calcext:value="formula-is(ISODD(ROW()))" calcext:base-cell-address="Nets.B17"/>
          </calcext:conditional-format>
          <calcext:conditional-format calcext:target-range-address="Nets.B18:Nets.B18">
            <calcext:condition calcext:apply-style-name="GrayBackground" calcext:value="formula-is(ISEVEN(ROW()))" calcext:base-cell-address="Nets.B18"/>
            <calcext:condition calcext:apply-style-name="NoBackground" calcext:value="formula-is(ISODD(ROW()))" calcext:base-cell-address="Nets.B18"/>
          </calcext:conditional-format>
          <calcext:conditional-format calcext:target-range-address="Nets.B19:Nets.B19">
            <calcext:condition calcext:apply-style-name="GrayBackground" calcext:value="formula-is(ISEVEN(ROW()))" calcext:base-cell-address="Nets.B19"/>
            <calcext:condition calcext:apply-style-name="NoBackground" calcext:value="formula-is(ISODD(ROW()))" calcext:base-cell-address="Nets.B19"/>
          </calcext:conditional-format>
        </calcext:conditional-formats>
      </table:table>
      <table:table table:name="USB inrush current" table:style-name="ta1">
        <table:shapes>
          <draw:frame draw:z-index="0" draw:name="Image 1" draw:style-name="gr1" draw:text-style-name="P1" svg:width="254.24pt" svg:height="156.76pt" svg:x="310.39pt" svg:y="0pt">
            <draw:image xlink:href="Pictures/200000090000230A0000159B51E0A68BA0DA5C74.svm" xlink:type="simple" xlink:show="embed" xlink:actuate="onLoad">
              <text:p/>
            </draw:image>
          </draw:frame>
        </table:shapes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6">
          <table:table-cell office:value-type="string" calcext:value-type="string">
            <text:p>USB inrush current limiting <text:a xlink:href="http://www.onsemi.com/pub_link/Collateral/AND9093-D.PDF" xlink:type="simple">http://www.onsemi.com/pub_link/Collateral/AND9093-D.PDF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Input Capacitance</text:p>
          </table:table-cell>
          <table:table-cell office:value-type="string" calcext:value-type="string">
            <text:p>Ciss</text:p>
          </table:table-cell>
          <table:table-cell office:value-type="float" office:value="0.0000000000461" calcext:value-type="float">
            <text:p>4.61E-1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Output Capacitance</text:p>
          </table:table-cell>
          <table:table-cell office:value-type="string" calcext:value-type="string">
            <text:p>Coss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Reverse Transfer Capacitance</text:p>
          </table:table-cell>
          <table:table-cell office:value-type="string" calcext:value-type="string">
            <text:p>Crss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pF</text:p>
          </table:table-cell>
          <table:table-cell/>
        </table:table-row>
        <table:table-row table:style-name="ro1">
          <table:table-cell office:value-type="string" calcext:value-type="string">
            <text:p>Gate–Source voltage</text:p>
          </table:table-cell>
          <table:table-cell office:value-type="string" calcext:value-type="string">
            <text:p>Vgs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Total Gate charge at Vgs ~ -4.9</text:p>
          </table:table-cell>
          <table:table-cell office:value-type="string" calcext:value-type="string">
            <text:p>Qg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C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stimate Gate Capacitance</text:p>
          </table:table-cell>
          <table:table-cell office:value-type="string" calcext:value-type="string">
            <text:p>Cgd</text:p>
          </table:table-cell>
          <table:table-cell table:formula="of:=[.C19]" office:value-type="float" office:value="4.9" calcext:value-type="float">
            <text:p>4.9</text:p>
          </table:table-cell>
          <table:table-cell/>
          <table:table-cell office:value-type="string" calcext:value-type="string">
            <text:p>http://www.ti.com/lit/ml/slup170/slup170.pdf</text:p>
          </table:table-cell>
        </table:table-row>
        <table:table-row table:style-name="ro1">
          <table:table-cell office:value-type="string" calcext:value-type="string">
            <text:p>Gate Source Voltage threshold</text:p>
          </table:table-cell>
          <table:table-cell office:value-type="string" calcext:value-type="string">
            <text:p>Vth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Iloa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4">
          <table:table-cell office:value-type="string" calcext:value-type="string">
            <text:p>Forwad transfer admittance</text:p>
          </table:table-cell>
          <table:table-cell office:value-type="string" calcext:value-type="string">
            <text:p>Yfs <text:s/>(Gfs)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VDS = 3V, ID = 200mA </text:p>
          </table:table-cell>
        </table:table-row>
        <table:table-row table:style-name="ro1">
          <table:table-cell office:value-type="string" calcext:value-type="string">
            <text:p>Load current</text:p>
          </table:table-cell>
          <table:table-cell office:value-type="string" calcext:value-type="string">
            <text:p>Cload</text:p>
          </table:table-cell>
          <table:table-cell office:value-type="float" office:value="0.0000241" calcext:value-type="float">
            <text:p>0.0000241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Inrush current limit</text:p>
          </table:table-cell>
          <table:table-cell office:value-type="string" calcext:value-type="string">
            <text:p>Iinrush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1=(((VIn+Vth-(Iload/Gfs))/R1)+((Vth-(Iload/Gfs))/R2))*(Cload/Iinrush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formula="of:=((([.C16]+[.C24]-([.C25]/[.C26]))/[.C4])+(([.C24]-([.C25]/[.C26]))/[.C5]))*([.C27]/[.C28])" office:value-type="float" office:value="0.0000000390053738601824" calcext:value-type="float">
            <text:p>0.000000039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+(([.C24]-([.C25]/[.C26]))/[.C5]))" office:value-type="float" office:value="0.000809240121580547" calcext:value-type="float">
            <text:p>0.0008092401</text:p>
          </table:table-cell>
          <table:table-cell table:formula="of:=([.C27]/[.C28])" office:value-type="float" office:value="0.0000482" calcext:value-type="float">
            <text:p>0.000048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((([.C16]+[.C24]-([.C25]/[.C26]))/[.C4]))" office:value-type="float" office:value="0.000820668693009119" calcext:value-type="float">
            <text:p>0.0008206687</text:p>
          </table:table-cell>
          <table:table-cell table:formula="of:=((([.C24]-([.C25]/[.C26]))/[.C5]))" office:value-type="float" office:value="-0.0000114285714285714" calcext:value-type="float">
            <text:p>-1.14285714285714E-05</text:p>
          </table:table-cell>
          <table:table-cell/>
        </table:table-row>
      </table:table>
      <table:table table:name="Sheet5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formula="of:=[.A2]-[.A3]" office:value-type="float" office:value="1.6" calcext:value-type="float">
            <text:p>1.6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0.8+0.6" office:value-type="float" office:value="1.4" calcext:value-type="float">
            <text:p>1.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1.5" calcext:value-type="float">
            <text:p>1.5</text:p>
          </table:table-cell>
          <table:table-cell office:value-type="float" office:value="1.875" calcext:value-type="float">
            <text:p>1.875</text:p>
          </table:table-cell>
        </table:table-row>
        <table:table-row table:style-name="ro1">
          <table:table-cell table:formula="of:=1.75/2" office:value-type="float" office:value="0.875" calcext:value-type="float">
            <text:p>0.875</text:p>
          </table:table-cell>
          <table:table-cell table:number-columns-repeated="2"/>
        </table:table-row>
        <table:table-row table:style-name="ro1">
          <table:table-cell table:formula="of:=[.A9]+[.C8]" office:value-type="float" office:value="2.75" calcext:value-type="float">
            <text:p>2.75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C8]-[.A9]"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-0.55" calcext:value-type="float">
            <text:p>-0.55</text:p>
          </table:table-cell>
        </table:table-row>
        <table:table-row table:style-name="ro1">
          <table:table-cell table:formula="of:=[.A10]-[.A11]" office:value-type="float" office:value="1.75" calcext:value-type="float">
            <text:p>1.75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2]/2+[.A11]" office:value-type="float" office:value="1.875" calcext:value-type="float">
            <text:p>1.875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table:formula="of:=[.A16]-[.A15]" office:value-type="float" office:value="1.2" calcext:value-type="float">
            <text:p>1.2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table:formula="of:=[.A17]/2" office:value-type="float" office:value="0.6" calcext:value-type="float">
            <text:p>0.6</text:p>
          </table:table-cell>
          <table:table-cell office:value-type="string" calcext:value-type="string">
            <text:p>½</text:p>
          </table:table-cell>
          <table:table-cell/>
        </table:table-row>
        <table:table-row table:style-name="ro1">
          <table:table-cell table:formula="of:=[.A18]+[.A15]" office:value-type="float" office:value="1.6" calcext:value-type="float">
            <text:p>1.6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vias spaced 30mm fence</text:p>
          </table:table-cell>
          <table:table-cell table:number-columns-repeated="2"/>
        </table:table-row>
      </table:table>
      <table:table table:name="Vias" table:style-name="ta1">
        <office:forms form:automatic-focus="false" form:apply-design-mode="false"/>
        <table:table-column table:style-name="co1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via = 5.08*10^(-9)*ln((s/2r)+sqrt((s/2r)^2-1))*Len</text:p>
          </table:table-cell>
          <table:table-cell table:number-columns-repeated="3"/>
          <table:table-cell office:value-type="string" calcext:value-type="string">
            <text:p>https://blog.lamsimenterprises.com/2011/03/14/the-poor-mans-pcb-via-modeling-methodology/</text:p>
          </table:table-cell>
          <table:table-cell/>
        </table:table-row>
        <table:table-row table:style-name="ro1">
          <table:table-cell office:value-type="string" calcext:value-type="string">
            <text:p>Cvia ~ ((1.41*10^(-12))/(ln((W+b)/(w+t))))*Dkavg*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W+b)/(w+t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kavg=(Dkxy+Dkz)/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keff = Dkzvg*((ln(s/(2*r)+sqrt((s/(2*r))^2-1)))/(ln((W+b)/(w+t)))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via ~ sqrt(Lvia/Cvia) ~ (60/sqrt(Dkavg))*sqrt(ln(s/2*r+sqrt((s/2*r)^2-1))*ln((W+b)/(w+t))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ia-via pitch</text:p>
          </table:table-cell>
          <table:table-cell table:style-name="ce10" office:value-type="float" office:value="59" calcext:value-type="float">
            <text:p>59</text:p>
          </table:table-cell>
          <table:table-cell office:value-type="string" calcext:value-type="string">
            <text:p>mil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rill radius</text:p>
          </table:table-cell>
          <table:table-cell table:formula="of:=[.C14]/2" office:value-type="float" office:value="14" calcext:value-type="float">
            <text:p>14</text:p>
          </table:table-cell>
          <table:table-cell office:value-type="string" calcext:value-type="string">
            <text:p>mil</text:p>
          </table:table-cell>
          <table:table-cell table:formula="of:=[.E14]/2" office:value-type="float" office:value="4" calcext:value-type="float">
            <text:p>4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Via length</text:p>
          </table:table-cell>
          <table:table-cell table:style-name="ce10" office:value-type="float" office:value="220" calcext:value-type="float">
            <text:p>220</text:p>
          </table:table-cell>
          <table:table-cell office:value-type="string" calcext:value-type="string">
            <text:p>mil</text:p>
          </table:table-cell>
          <table:table-cell table:style-name="ce10" office:value-type="float" office:value="59.85" calcext:value-type="float">
            <text:p>59.85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W’</text:p>
          </table:table-cell>
          <table:table-cell office:value-type="string" calcext:value-type="string">
            <text:p>Round Anti-pad Height (long)</text:p>
          </table:table-cell>
          <table:table-cell table:style-name="ce10" office:value-type="float" office:value="73" calcext:value-type="float">
            <text:p>73</text:p>
          </table:table-cell>
          <table:table-cell office:value-type="string" calcext:value-type="string">
            <text:p>mil</text:p>
          </table:table-cell>
          <table:table-cell table:style-name="ce10" office:value-type="float" office:value="22" calcext:value-type="float">
            <text:p>22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Oval Anti-pad Wdth</text:p>
          </table:table-cell>
          <table:table-cell table:style-name="ce10" office:value-type="float" office:value="53" calcext:value-type="float">
            <text:p>53</text:p>
          </table:table-cell>
          <table:table-cell office:value-type="string" calcext:value-type="string">
            <text:p>mil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rill diameter</text:p>
          </table:table-cell>
          <table:table-cell table:style-name="ce10" office:value-type="float" office:value="28" calcext:value-type="float">
            <text:p>28</text:p>
          </table:table-cell>
          <table:table-cell office:value-type="string" calcext:value-type="string">
            <text:p>mil</text:p>
          </table:table-cell>
          <table:table-cell table:style-name="ce10" office:value-type="float" office:value="8" calcext:value-type="float">
            <text:p>8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rill diameter</text:p>
          </table:table-cell>
          <table:table-cell table:formula="of:=[.C14]" office:value-type="float" office:value="28" calcext:value-type="float">
            <text:p>28</text:p>
          </table:table-cell>
          <table:table-cell office:value-type="string" calcext:value-type="string">
            <text:p>mil</text:p>
          </table:table-cell>
          <table:table-cell table:formula="of:=[.E14]" office:value-type="float" office:value="8" calcext:value-type="float">
            <text:p>8</text:p>
          </table:table-cell>
          <table:table-cell office:value-type="string" calcext:value-type="string">
            <text:p>mil</text:p>
          </table:table-cell>
        </table:table-row>
        <table:table-row table:style-name="ro1">
          <table:table-cell office:value-type="string" calcext:value-type="string">
            <text:p>Dkxy</text:p>
          </table:table-cell>
          <table:table-cell/>
          <table:table-cell table:formula="of:=[.C17]*1.18" office:value-type="float" office:value="4.307" calcext:value-type="float">
            <text:p>4.307</text:p>
          </table:table-cell>
          <table:table-cell/>
          <table:table-cell table:formula="of:=[.E17]*1.18" office:value-type="float" office:value="5.428" calcext:value-type="float">
            <text:p>5.428</text:p>
          </table:table-cell>
          <table:table-cell/>
        </table:table-row>
        <table:table-row table:style-name="ro1">
          <table:table-cell office:value-type="string" calcext:value-type="string">
            <text:p>Dkz</text:p>
          </table:table-cell>
          <table:table-cell office:value-type="string" calcext:value-type="string">
            <text:p>Dk of laminate</text:p>
          </table:table-cell>
          <table:table-cell table:style-name="ce10" office:value-type="float" office:value="3.65" calcext:value-type="float">
            <text:p>3.65</text:p>
          </table:table-cell>
          <table:table-cell/>
          <table:table-cell table:style-name="ce10" office:value-type="float" office:value="4.6" calcext:value-type="float">
            <text:p>4.6</text:p>
          </table:table-cell>
          <table:table-cell/>
        </table:table-row>
        <table:table-row table:style-name="ro1">
          <table:table-cell office:value-type="string" calcext:value-type="string">
            <text:p>Dkavg</text:p>
          </table:table-cell>
          <table:table-cell/>
          <table:table-cell table:formula="of:=([.C16]+[.C17])/2" office:value-type="float" office:value="3.9785" calcext:value-type="float">
            <text:p>3.9785</text:p>
          </table:table-cell>
          <table:table-cell/>
          <table:table-cell table:formula="of:=([.E16]+[.E17])/2" office:value-type="float" office:value="5.014" calcext:value-type="float">
            <text:p>5.014</text:p>
          </table:table-cell>
          <table:table-cell/>
        </table:table-row>
        <table:table-row table:style-name="ro1">
          <table:table-cell office:value-type="string" calcext:value-type="string">
            <text:p>(W+b)/(w+t)</text:p>
          </table:table-cell>
          <table:table-cell office:value-type="string" calcext:value-type="string">
            <text:p>Oval dimension ratio</text:p>
          </table:table-cell>
          <table:table-cell table:formula="of:=([.C12]+[.C13])/([.C14]+[.C15])" office:value-type="float" office:value="2.25" calcext:value-type="float">
            <text:p>2.25</text:p>
          </table:table-cell>
          <table:table-cell/>
          <table:table-cell table:formula="of:=([.E12]+[.E13])/([.E14]+[.E15])" office:value-type="float" office:value="2.625" calcext:value-type="float">
            <text:p>2.625</text:p>
          </table:table-cell>
          <table:table-cell/>
        </table:table-row>
        <table:table-row table:style-name="ro1">
          <table:table-cell office:value-type="string" calcext:value-type="string">
            <text:p>Dkeff</text:p>
          </table:table-cell>
          <table:table-cell office:value-type="string" calcext:value-type="string">
            <text:p>BROKEN</text:p>
          </table:table-cell>
          <table:table-cell table:formula="of:=[.C18]*((LN(([.C9]/(2*[.C10]))+SQRT(([.C9]/2*[.C10])^2-1)))/(LN([.C19])))" office:value-type="float" office:value="29.5765542197569" calcext:value-type="float">
            <text:p>29.5765542198</text:p>
          </table:table-cell>
          <table:table-cell/>
          <table:table-cell table:formula="of:=[.E18]*((LN(([.E9]/(2*[.E10]))+SQRT(([.E9]/2*[.E10])^2-1)))/(LN([.E19])))" office:value-type="float" office:value="19.4787176499138" calcext:value-type="float">
            <text:p>19.4787176499</text:p>
          </table:table-cell>
          <table:table-cell/>
        </table:table-row>
        <table:table-row table:style-name="ro1">
          <table:table-cell office:value-type="string" calcext:value-type="string">
            <text:p>Lvia</text:p>
          </table:table-cell>
          <table:table-cell office:value-type="string" calcext:value-type="string">
            <text:p>BROKEN</text:p>
          </table:table-cell>
          <table:table-cell table:formula="of:=5.08*10^(-9)*LN(([.C9]/(2*[.C10]))+SQRT(([.C9]/2*[.C10])^2-1))*[.C11]" office:value-type="float" office:value="0.00000673748931450164" calcext:value-type="float">
            <text:p>6.73748931450164E-06</text:p>
          </table:table-cell>
          <table:table-cell/>
          <table:table-cell table:formula="of:=5.08*10^(-9)*LN(([.E9]/(2*[.E10]))+SQRT(([.E9]/2*[.E10])^2-1))*[.E11]" office:value-type="float" office:value="0.00000113990227016272" calcext:value-type="float">
            <text:p>1.13990227016272E-06</text:p>
          </table:table-cell>
          <table:table-cell/>
        </table:table-row>
        <table:table-row table:style-name="ro1">
          <table:table-cell office:value-type="string" calcext:value-type="string">
            <text:p>Cvia</text:p>
          </table:table-cell>
          <table:table-cell office:value-type="string" calcext:value-type="string">
            <text:p>BROKEN</text:p>
          </table:table-cell>
          <table:table-cell table:formula="of:=((1.41*10^(-12))/(LN([.C19])))*[.C18]*[.C11]" office:value-type="float" office:value="0.00000000152187040921752" calcext:value-type="float">
            <text:p>1.52187040921752E-09</text:p>
          </table:table-cell>
          <table:table-cell/>
          <table:table-cell table:formula="of:=((1.41*10^(-12))/(LN([.E19])))*[.E18]*[.E11]" office:value-type="float" office:value="0.000000000438433649173478" calcext:value-type="float">
            <text:p>4.38433649173478E-10</text:p>
          </table:table-cell>
          <table:table-cell/>
        </table:table-row>
        <table:table-row table:style-name="ro1">
          <table:table-cell office:value-type="string" calcext:value-type="string">
            <text:p>Zvia</text:p>
          </table:table-cell>
          <table:table-cell office:value-type="string" calcext:value-type="string">
            <text:p>BROKEN</text:p>
          </table:table-cell>
          <table:table-cell table:formula="of:=SQRT([.C21]/[.C22])" office:value-type="float" office:value="66.5365392550324" calcext:value-type="float">
            <text:p>66.536539255</text:p>
          </table:table-cell>
          <table:table-cell table:formula="of:=(60/SQRT([.C18]))*SQRT(LN([.C9]/2*[.C10]+SQRT(([.C9]/2*[.C10])^2-1))*LN([.C19]))" office:value-type="float" office:value="70.2033500640113" calcext:value-type="float">
            <text:p>70.203350064</text:p>
          </table:table-cell>
          <table:table-cell table:formula="of:=SQRT([.E21]/[.E22])" office:value-type="float" office:value="50.9896311255088" calcext:value-type="float">
            <text:p>50.9896311255</text:p>
          </table:table-cell>
          <table:table-cell table:formula="of:=(60/SQRT([.E18]))*SQRT(LN([.E9]/2*[.E10]+SQRT(([.E9]/2*[.E10])^2-1))*LN([.E19]))" office:value-type="float" office:value="55.102424306554" calcext:value-type="float">
            <text:p>55.1024243066</text:p>
          </table:table-cell>
        </table:table-row>
      </table:table>
      <table:table table:name="Panel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ard Dim</text:p>
          </table:table-cell>
          <table:table-cell office:value-type="float" office:value="1961.135" calcext:value-type="float">
            <text:p>1961.135</text:p>
          </table:table-cell>
          <table:table-cell office:value-type="float" office:value="2874.02" calcext:value-type="float">
            <text:p>2874.02</text:p>
          </table:table-cell>
        </table:table-row>
        <table:table-row table:style-name="ro1">
          <table:table-cell office:value-type="string" calcext:value-type="string">
            <text:p>conn overhang</text:p>
          </table:table-cell>
          <table:table-cell office:value-type="float" office:value="44.31" calcext:value-type="float">
            <text:p>44.31</text:p>
          </table:table-cell>
          <table:table-cell/>
        </table:table-row>
        <table:table-row table:style-name="ro1">
          <table:table-cell office:value-type="string" calcext:value-type="string">
            <text:p>Panel step</text:p>
          </table:table-cell>
          <table:table-cell office:value-type="float" office:value="2011.135" calcext:value-type="float">
            <text:p>2011.1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rd origin</text:p>
          </table:table-cell>
          <table:table-cell office:value-type="float" office:value="0" calcext:value-type="float">
            <text:p>0</text:p>
          </table:table-cell>
          <table:table-cell office:value-type="float" office:value="253.937" calcext:value-type="float">
            <text:p>253.937</text:p>
          </table:table-cell>
        </table:table-row>
        <table:table-row table:style-name="ro1">
          <table:table-cell office:value-type="string" calcext:value-type="string">
            <text:p>Panel gap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right edge</text:p>
          </table:table-cell>
          <table:table-cell table:formula="of:=[.B4]*3-[.B6]" office:value-type="float" office:value="5983.405" calcext:value-type="float">
            <text:p>5983.405</text:p>
          </table:table-cell>
          <table:table-cell/>
        </table:table-row>
        <table:table-row table:style-name="ro1">
          <table:table-cell office:value-type="string" calcext:value-type="string">
            <text:p>top edge</text:p>
          </table:table-cell>
          <table:table-cell/>
          <table:table-cell table:formula="of:=[.C2]+[.C5]*2" office:value-type="float" office:value="3381.894" calcext:value-type="float">
            <text:p>3381.894</text:p>
          </table:table-cell>
        </table:table-row>
        <table:table-row table:style-name="ro1">
          <table:table-cell office:value-type="string" calcext:value-type="string">
            <text:p>top vscore</text:p>
          </table:table-cell>
          <table:table-cell/>
          <table:table-cell table:formula="of:=[.C5]+[.C2]" office:value-type="float" office:value="3127.957" calcext:value-type="float">
            <text:p>3127.957</text:p>
          </table:table-cell>
        </table:table-row>
        <table:table-row table:style-name="ro1">
          <table:table-cell office:value-type="string" calcext:value-type="string">
            <text:p>bottom vscore</text:p>
          </table:table-cell>
          <table:table-cell/>
          <table:table-cell table:formula="of:=[.C5]" office:value-type="float" office:value="253.937" calcext:value-type="float">
            <text:p>253.937</text:p>
          </table:table-cell>
        </table:table-row>
      </table:table>
      <table:named-expressions>
        <table:named-range table:name="coordinate" table:base-cell-address="$Nets.$C$1" table:cell-range-address="$Nets.$C$2"/>
        <table:named-range table:name="ID11RPGKN5OO2BGYS4WGKWEBAMOFST3SGAIOCULPEKE1PVTMBKFR3L" table:base-cell-address="$Nets.$A$1" table:cell-range-address="$Nets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Background" style:family="table-cell" style:parent-style-name="Default">
      <style:table-cell-properties fo:background-color="#eeeeee"/>
    </style:style>
    <style:style style:name="NoBackground" style:family="table-cell" style:parent-style-name="Default">
      <style:table-cell-properties fo:background-color="transparen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5:20:15.8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3T12:04:25.965000000</meta:creation-date>
    <dc:date>2016-05-06T10:22:42.663000000</dc:date>
    <meta:editing-duration>P41DT51M54S</meta:editing-duration>
    <meta:editing-cycles>66</meta:editing-cycles>
    <meta:generator>LibreOffice/5.1.1.3$Windows_x86 LibreOffice_project/89f508ef3ecebd2cfb8e1def0f0ba9a803b88a6d</meta:generator>
    <meta:document-statistic meta:table-count="7" meta:cell-count="486" meta:object-count="1"/>
  </office:meta>
</office:document-meta>
</file>